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ssertion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ssertionGui.modifyTestElement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sser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Asser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sser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AssertionGui.XMLAsser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